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8" style:family="paragraph">
      <style:paragraph-properties fo:margin-top="6pt" fo:margin-bottom="0pt"/>
    </style:style>
    <style:style style:name="p19" style:family="paragraph">
      <style:paragraph-properties fo:margin-left="23.25pt"/>
    </style:style>
    <style:style style:name="p3" style:family="paragraph">
      <style:paragraph-properties fo:margin-top="13.5pt" fo:margin-bottom="9pt" fo:margin-left="0pt"/>
    </style:style>
    <style:style style:name="p20" style:family="paragraph">
      <style:paragraph-properties fo:margin-bottom="6pt" fo:margin-left="23.25pt"/>
    </style:style>
    <style:style style:name="c4" style:family="text">
      <style:text-properties fo:font-weight="bold" fo:font-family="Sans"/>
    </style:style>
    <style:style style:name="p5" style:family="paragraph">
      <style:paragraph-properties fo:margin-top="9pt" fo:margin-bottom="9pt"/>
    </style:style>
    <style:style style:name="p22" style:family="paragraph">
      <style:paragraph-properties fo:margin-top="9pt"/>
    </style:style>
    <style:style style:name="p6" style:family="paragraph">
      <style:paragraph-properties fo:margin-top="12pt" fo:margin-bottom="9pt"/>
    </style:style>
    <style:style style:name="p23" style:family="paragraph">
      <style:paragraph-properties fo:margin-bottom="9pt"/>
    </style:style>
    <style:style style:name="c7" style:family="text">
      <style:text-properties fo:font-weight="bold" fo:font-family="Sans"/>
    </style:style>
    <text:list-style style:name="L9">
      <text:list-level-style-number style:num-format="1" style:num-suffix="." text:level="1">
        <style:list-level-properties fo:text-align="start" text:space-before="8mm"/>
      </text:list-level-style-number>
    </text:list-style>
    <style:style style:name="p10" style:family="paragraph">
      <style:paragraph-properties/>
    </style:style>
    <style:style style:name="p11" style:family="paragraph">
      <style:paragraph-properties fo:margin-top="9pt"/>
    </style:style>
    <style:style style:name="p13" style:family="paragraph">
      <style:paragraph-properties fo:margin-bottom="9pt"/>
    </style:style>
    <style:style style:name="p14" style:family="paragraph">
      <style:paragraph-properties/>
    </style:style>
    <style:style style:name="p15" style:family="paragraph">
      <style:paragraph-properties fo:margin-top="9pt"/>
    </style:style>
  </office:automatic-styles>
  <office:body>
    <office:text>
      <text:p text:style-name="p3"><text:span text:style-name="c4">LeaderElectionK3</text:span></text:p>
      <text:p text:style-name="p5"><text:span text:style-name="c0">Description: Leader Election in Asynchronous Network implement by K3</text:span></text:p>
      <text:p text:style-name="p6"><text:span text:style-name="c7">LCR (DONE)</text:span></text:p>
      <text:list text:style-name="L9">
        <text:list-item>
          <text:p text:style-name="p11"><text:span text:style-name="c0">Based on AsynchLCR on page 477 of lynch's book</text:span></text:p>
        </text:list-item>
        <text:list-item>
          <text:p text:style-name="p10"><text:span text:style-name="c0">cmd to run : " k3 -I /home/chao/work/K3/K3-Core/k3/lib/ interpret -b -p 127.0.0.1:40000:role=\"go\":uid="2":successor="127.0.0.1:50000" -p 127.0.0.1:50000:role=\"go\":uid="3":successor="127.0.0.1:60000" -p 127.0.0.1:60000:role=\"go\":uid="4":successor="127.0.0.1:70000" -p 127.0.0.1:70000:role=\"go\":uid="1":successor="127.0.0.1:40000" /home/chao/work/K3/K3-Core/examples/LeaderElection/LCR.k3 --log "Language.K3.Interpreter#Dispatch:debug" --log "Language.K3.Runtime.Engine#EngineSteps:debug" "</text:span></text:p>
        </text:list-item>
        <text:list-item>
          <text:p text:style-name="p13"><text:span text:style-name="c0">Change the path in the cmd to your local k3 path</text:span></text:p>
        </text:list-item>
      </text:list>
      <text:p text:style-name="p6"><text:span text:style-name="c7">counterPeerLCR (DONE)</text:span></text:p>
      <text:list text:style-name="L9">
        <text:list-item>
          <text:p text:style-name="p15"><text:span text:style-name="c0">Based on Nick's suggestion, we combine countPeers and LCR together to make the Leader Election works under network mode.</text:span></text:p>
        </text:list-item>
        <text:list-item>
          <text:p text:style-name="p14"><text:span text:style-name="c0">we use "127.0.0.10000" as "null" in this program</text:span></text:p>
        </text:list-item>
        <text:list-item>
          <text:p text:style-name="p18"><text:span text:style-name="c0">cmd to run</text:span></text:p>
        </text:list-item>
      </text:list>
      <text:p text:style-name="p19"><text:span text:style-name="c0">For rendeovo "k3 -I /home/chao/work/K3/K3-Core/k3/lib/ interpret -b -p 127.0.0.1:40000:role=\"go\":numOfPeers="3":nodes="{|addr:address| 127.0.0.1:50000, 127.0.0.1:60000, 127.0.0.1:70000 |} @ { Collection }" /home/chao/work/K3/K3-Core/examples/LeaderElection/countPeersLCR.k3 --log "Language.K3.Interpreter#Dispatch:debug" --log "Language.K3.Runtime.Engine#EngineSteps:debug" " </text:span></text:p>
      <text:p text:style-name="p19"><text:span text:style-name="c0">For peer "k3 -I /home/chao/work/K3/K3-Core/k3/lib/ interpret -n -b -p 127.0.0.1:50000:role=\"go\":uid="2":successor="127.0.0.1:60000" --log "Language.K3.Interpreter#Dispatch:debug" --log "Language.K3.Runtime.Engine#EngineSteps:debug"" </text:span></text:p>
      <text:p text:style-name="p19"><text:span text:style-name="c0">For peer "k3 -I /home/chao/work/K3/K3-Core/k3/lib/ interpret -n -b -p 127.0.0.1:60000:role=\"go\":uid="3":successor="127.0.0.1:70000" --log "Language.K3.Interpreter#Dispatch:debug" --log "Language.K3.Runtime.Engine#EngineSteps:debug""</text:span></text:p>
      <text:p text:style-name="p20"><text:span text:style-name="c0">For peer "k3 -I /home/chao/work/K3/K3-Core/k3/lib/ interpret -n -b -p 127.0.0.1:70000:role=\"go\":uid="1":successor="127.0.0.1:50000" --log "Language.K3.Interpreter#Dispatch:debug" --log "Language.K3.Runtime.Engine#EngineSteps:debug""</text:span></text:p>
      <text:p text:style-name="p6"><text:span text:style-name="c7">AsynchBcastAck(Debugging)</text:span></text:p>
      <text:list text:style-name="L9">
        <text:list-item>
          <text:p text:style-name="p22"><text:span text:style-name="c0">Based on Broadcast and convergecast algorithm on page 499 of Lynch's book</text:span></text:p>
        </text:list-item>
        <text:list-item>
          <text:p text:style-name="p23"><text:span text:style-name="c0">cmd to run : </text:span></text:p>
        </text:list-item>
      </text:list>
    </office:text>
  </office:body>
</office:document-content>
</file>